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Noto Mono" svg:font-family="'Noto Mono'" style:font-pitch="variable"/>
    <style:font-face style:name="American Typewriter" svg:font-family="'American Typewriter'" style:font-family-generic="modern" style:font-pitch="variable"/>
    <style:font-face style:name="Liberation Mono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solid" draw:fill-color="#cccccc" draw:textarea-horizontal-align="justify" draw:textarea-vertical-align="top" draw:auto-grow-height="false" fo:min-height="7.574cm" fo:min-width="8.594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top" draw:auto-grow-height="false" fo:min-height="5.669cm" fo:min-width="6.816cm" fo:padding-top="0.15cm" fo:padding-bottom="0.15cm" fo:padding-left="0.275cm" fo:padding-right="0.275cm"/>
      <style:paragraph-properties style:writing-mode="lr-tb"/>
    </style:style>
    <style:style style:name="gr3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top" draw:auto-grow-height="false" fo:min-height="3.637cm" fo:min-width="4.022cm" fo:padding-top="0.15cm" fo:padding-bottom="0.15cm" fo:padding-left="0.275cm" fo:padding-right="0.275cm"/>
      <style:paragraph-properties style:writing-mode="lr-tb"/>
    </style:style>
    <style:style style:name="gr4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0.843cm" fo:min-width="1.736cm" fo:padding-top="0.15cm" fo:padding-bottom="0.15cm" fo:padding-left="0.275cm" fo:padding-right="0.275cm"/>
      <style:paragraph-properties style:writing-mode="lr-tb"/>
    </style:style>
    <style:style style:name="gr5" style:family="graphic" style:parent-style-name="standard" style:list-style-name="L1">
      <style:graphic-properties draw:stroke="none" svg:stroke-width="0.051cm" svg:stroke-color="#000000" draw:marker-start-width="0.279cm" draw:marker-end-width="0.279cm" draw:fill="none" draw:fill-color="#ffffff" draw:textarea-horizontal-align="justify" draw:textarea-vertical-align="middle" draw:auto-grow-height="false" fo:min-height="0.652cm" fo:min-width="7.169cm" fo:padding-top="0.15cm" fo:padding-bottom="0.15cm" fo:padding-left="0.275cm" fo:padding-right="0.275cm"/>
      <style:paragraph-properties style:writing-mode="lr-tb"/>
    </style:style>
    <style:style style:name="gr6" style:family="graphic" style:parent-style-name="standard" style:list-style-name="L1">
      <style:graphic-properties draw:stroke="none" svg:stroke-width="0.051cm" svg:stroke-color="#000000" draw:marker-start-width="0.279cm" draw:marker-end-width="0.279cm" draw:fill="none" draw:fill-color="#ffffff" draw:textarea-horizontal-align="justify" draw:textarea-vertical-align="middle" draw:auto-grow-height="false" fo:min-height="0.652cm" fo:min-width="5.419cm" fo:padding-top="0.15cm" fo:padding-bottom="0.15cm" fo:padding-left="0.275cm" fo:padding-right="0.275cm"/>
      <style:paragraph-properties style:writing-mode="lr-tb"/>
    </style:style>
    <style:style style:name="gr7" style:family="graphic" style:parent-style-name="standard" style:list-style-name="L1">
      <style:graphic-properties draw:stroke="none" svg:stroke-width="0.051cm" svg:stroke-color="#000000" draw:marker-start-width="0.279cm" draw:marker-end-width="0.279cm" draw:fill="none" draw:fill-color="#ffffff" draw:textarea-horizontal-align="justify" draw:textarea-vertical-align="middle" draw:auto-grow-height="false" fo:min-height="0.652cm" fo:min-width="3.006cm" fo:padding-top="0.15cm" fo:padding-bottom="0.15cm" fo:padding-left="0.275cm" fo:padding-right="0.275cm"/>
      <style:paragraph-properties style:writing-mode="lr-tb"/>
    </style:style>
    <style:style style:name="gr8" style:family="graphic" style:parent-style-name="standard" style:list-style-name="L1">
      <style:graphic-properties draw:stroke="none" svg:stroke-width="0.051cm" svg:stroke-color="#000000" draw:marker-start-width="0.279cm" draw:marker-end-width="0.279cm" draw:fill="none" draw:fill-color="#ffffff" draw:textarea-horizontal-align="justify" draw:textarea-vertical-align="middle" draw:auto-grow-height="false" fo:min-height="0.652cm" fo:min-width="5.038cm" fo:padding-top="0.15cm" fo:padding-bottom="0.15cm" fo:padding-left="0.275cm" fo:padding-right="0.275cm"/>
      <style:paragraph-properties style:writing-mode="lr-tb"/>
    </style:style>
    <style:style style:name="gr9" style:family="graphic" style:parent-style-name="standard" style:list-style-name="L1">
      <style:graphic-properties draw:stroke="none" svg:stroke-width="0.051cm" svg:stroke-color="#000000" draw:marker-start-width="0.279cm" draw:marker-end-width="0.279cm" draw:fill="none" draw:fill-color="#ffffff" draw:textarea-horizontal-align="justify" draw:textarea-vertical-align="middle" draw:auto-grow-height="false" fo:min-height="0.652cm" fo:min-width="2.518cm" fo:padding-top="0.15cm" fo:padding-bottom="0.15cm" fo:padding-left="0.275cm" fo:padding-right="0.275cm"/>
      <style:paragraph-properties style:writing-mode="lr-tb"/>
    </style:style>
    <style:style style:name="gr10" style:family="graphic" style:parent-style-name="standard">
      <style:graphic-properties svg:stroke-width="0.051cm" svg:stroke-color="#000000" draw:marker-start-width="0.279cm" draw:marker-end-width="0.279cm" draw:fill="solid" draw:fill-color="#cccccc" draw:textarea-horizontal-align="justify" draw:textarea-vertical-align="top" draw:auto-grow-height="false" fo:min-height="7.574cm" fo:min-width="10.245cm" fo:padding-top="0.15cm" fo:padding-bottom="0.15cm" fo:padding-left="0.275cm" fo:padding-right="0.275cm"/>
      <style:paragraph-properties style:writing-mode="lr-tb"/>
    </style:style>
    <style:style style:name="gr11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top" draw:auto-grow-height="false" fo:min-height="5.669cm" fo:min-width="8.34cm" fo:padding-top="0.15cm" fo:padding-bottom="0.15cm" fo:padding-left="0.275cm" fo:padding-right="0.275cm"/>
      <style:paragraph-properties style:writing-mode="lr-tb"/>
    </style:style>
    <style:style style:name="gr12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top" draw:auto-grow-height="false" fo:min-height="3.637cm" fo:min-width="5.038cm" fo:padding-top="0.15cm" fo:padding-bottom="0.15cm" fo:padding-left="0.275cm" fo:padding-right="0.275cm"/>
      <style:paragraph-properties style:writing-mode="lr-tb"/>
    </style:style>
    <style:style style:name="gr13" style:family="graphic" style:parent-style-name="standard" style:list-style-name="L1">
      <style:graphic-properties draw:stroke="none" svg:stroke-width="0.051cm" svg:stroke-color="#000000" draw:marker-start-width="0.279cm" draw:marker-end-width="0.279cm" draw:fill="none" draw:fill-color="#ffffff" draw:textarea-horizontal-align="justify" draw:textarea-vertical-align="middle" draw:auto-grow-height="false" fo:min-height="0.652cm" fo:min-width="7.169cm" fo:padding-top="0.15cm" fo:padding-bottom="0.15cm" fo:padding-left="0.275cm" fo:padding-right="0.275cm"/>
      <style:paragraph-properties style:writing-mode="lr-tb"/>
    </style:style>
    <style:style style:name="gr14" style:family="graphic" style:parent-style-name="standard" style:list-style-name="L1">
      <style:graphic-properties draw:stroke="none" svg:stroke-width="0.051cm" svg:stroke-color="#000000" draw:marker-start-width="0.279cm" draw:marker-end-width="0.279cm" draw:fill="none" draw:fill-color="#ffffff" draw:textarea-horizontal-align="justify" draw:textarea-vertical-align="middle" draw:auto-grow-height="false" fo:min-height="0.652cm" fo:min-width="5.419cm" fo:padding-top="0.15cm" fo:padding-bottom="0.15cm" fo:padding-left="0.275cm" fo:padding-right="0.275cm"/>
      <style:paragraph-properties style:writing-mode="lr-tb"/>
    </style:style>
    <style:style style:name="gr15" style:family="graphic" style:parent-style-name="standard" style:list-style-name="L1">
      <style:graphic-properties draw:stroke="none" svg:stroke-width="0.051cm" svg:stroke-color="#000000" draw:marker-start-width="0.279cm" draw:marker-end-width="0.279cm" draw:fill="none" draw:fill-color="#ffffff" draw:textarea-horizontal-align="justify" draw:textarea-vertical-align="middle" draw:auto-grow-height="false" fo:min-height="1.16cm" fo:min-width="3.006cm" fo:padding-top="0.15cm" fo:padding-bottom="0.15cm" fo:padding-left="0.275cm" fo:padding-right="0.275cm"/>
      <style:paragraph-properties style:writing-mode="lr-tb"/>
    </style:style>
    <style:style style:name="gr16" style:family="graphic" style:parent-style-name="standard" style:list-style-name="L1">
      <style:graphic-properties draw:stroke="none" svg:stroke-width="0.051cm" svg:stroke-color="#000000" draw:marker-start-width="0.279cm" draw:marker-end-width="0.279cm" draw:fill="none" draw:fill-color="#ffffff" draw:textarea-horizontal-align="justify" draw:textarea-vertical-align="middle" draw:auto-grow-height="false" fo:min-height="1.218cm" fo:min-width="4.753cm" fo:padding-top="0.15cm" fo:padding-bottom="0.15cm" fo:padding-left="0.275cm" fo:padding-right="0.275cm"/>
      <style:paragraph-properties style:writing-mode="lr-tb"/>
    </style:style>
    <style:style style:name="gr17" style:family="graphic" style:parent-style-name="standard" style:list-style-name="L1">
      <style:graphic-properties draw:stroke="none" svg:stroke-width="0.051cm" svg:stroke-color="#000000" draw:marker-start-width="0.279cm" draw:marker-end-width="0.279cm" draw:fill="none" draw:fill-color="#ffffff" draw:textarea-horizontal-align="justify" draw:textarea-vertical-align="middle" draw:auto-grow-height="false" fo:min-height="0.986cm" fo:min-width="2.518cm" fo:padding-top="0.15cm" fo:padding-bottom="0.15cm" fo:padding-left="0.275cm" fo:padding-right="0.275cm"/>
      <style:paragraph-properties style:writing-mode="lr-tb"/>
    </style:style>
    <style:style style:name="gr18" style:family="graphic" style:parent-style-name="standard">
      <style:graphic-properties draw:stroke="none" svg:stroke-width="0.051cm" svg:stroke-color="#000000" draw:marker-start-width="0.279cm" draw:marker-end-width="0.279cm" draw:fill="none" draw:fill-color="#ffffff" draw:textarea-horizontal-align="left" draw:auto-grow-height="true" draw:auto-grow-width="false" fo:min-height="0.081cm" fo:min-width="0cm" fo:padding-top="0.15cm" fo:padding-bottom="0.15cm" fo:padding-left="0.275cm" fo:padding-right="0.275cm"/>
      <style:paragraph-properties style:writing-mode="lr-tb"/>
    </style:style>
    <style:style style:name="gr19" style:family="graphic" style:parent-style-name="standard">
      <style:graphic-properties draw:stroke="none" svg:stroke-width="0.051cm" svg:stroke-color="#000000" draw:marker-start-width="0.279cm" draw:marker-end-width="0.279cm" draw:fill="none" draw:fill-color="#ffffff" draw:textarea-horizontal-align="left" draw:auto-grow-height="true" draw:auto-grow-width="false" fo:min-height="0.712cm" fo:min-width="0cm" fo:padding-top="0.15cm" fo:padding-bottom="0.15cm" fo:padding-left="0.275cm" fo:padding-right="0.275cm"/>
      <style:paragraph-properties style:writing-mode="lr-tb"/>
    </style:style>
    <style:style style:name="P1" style:family="paragraph">
      <style:paragraph-properties fo:text-align="start"/>
      <style:text-properties style:font-name="Noto Mono"/>
    </style:style>
    <style:style style:name="P2" style:family="paragraph">
      <style:paragraph-properties fo:text-align="center"/>
      <style:text-properties style:font-name="Noto Mono"/>
    </style:style>
    <style:style style:name="P3" style:family="paragraph">
      <style:paragraph-properties fo:text-align="end"/>
      <style:text-properties style:font-name="Noto Mono"/>
    </style:style>
    <style:style style:name="P4" style:family="paragraph">
      <loext:graphic-properties draw:fill="solid" draw:fill-color="#cccccc"/>
      <style:paragraph-properties fo:text-align="start"/>
      <style:text-properties style:font-name="Noto Mono" fo:font-size="16pt" style:font-size-asian="16pt" style:font-size-complex="16pt"/>
    </style:style>
    <style:style style:name="P5" style:family="paragraph">
      <loext:graphic-properties draw:fill="solid" draw:fill-color="#ffffff"/>
      <style:paragraph-properties fo:text-align="start"/>
      <style:text-properties style:font-name="Noto Mono" fo:font-size="16pt" style:font-size-asian="16pt" style:font-size-complex="16pt"/>
    </style:style>
    <style:style style:name="P6" style:family="paragraph">
      <loext:graphic-properties draw:fill="solid" draw:fill-color="#ffffff"/>
      <style:paragraph-properties fo:text-align="center"/>
      <style:text-properties style:font-name="Noto Mono" fo:font-size="16pt" style:font-size-asian="16pt" style:font-size-complex="16pt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P9" style:family="paragraph">
      <style:paragraph-properties fo:margin-left="0cm" fo:margin-right="0cm" fo:margin-top="0cm" fo:margin-bottom="0cm" fo:line-height="100%" fo:text-align="start" fo:text-indent="0cm"/>
      <style:text-properties fo:color="#808080" style:font-name="Liberation Mono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color="#808080" style:font-name="Liberation Mono"/>
    </style:style>
    <style:style style:name="P11" style:family="paragraph">
      <style:text-properties style:font-name="Times New Roman" fo:font-weight="bold"/>
    </style:style>
    <style:style style:name="P12" style:family="paragraph">
      <loext:graphic-properties draw:fill="none" draw:fill-color="#ffffff"/>
      <style:text-properties style:font-name="Times New Roman" fo:font-size="18pt" fo:font-weight="bold" style:font-size-asian="18pt" style:font-size-complex="1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color="#0000ff" style:font-name="Times New Roman" fo:font-size="16pt" style:font-size-asian="16pt" style:font-size-complex="16pt"/>
    </style:style>
    <style:style style:name="T6" style:family="text">
      <style:text-properties style:font-name="Liberation Mono" fo:font-size="14pt" style:font-size-asian="14pt" style:font-size-complex="14pt"/>
    </style:style>
    <style:style style:name="T7" style:family="text">
      <style:text-properties fo:color="#808080" style:font-name="Liberation Mono" fo:font-size="14pt" style:font-size-asian="14pt" style:font-size-complex="14pt"/>
    </style:style>
    <style:style style:name="T8" style:family="text">
      <style:text-properties fo:color="#808080" style:font-name="Liberation Mono" fo:font-size="14pt" fo:font-style="italic" style:font-size-asian="14pt" style:font-style-asian="italic" style:font-size-complex="14pt" style:font-style-complex="italic"/>
    </style:style>
    <style:style style:name="T9" style:family="text">
      <style:text-properties style:font-name="Liberation Mono" fo:font-size="14pt" fo:font-style="italic" style:font-size-asian="14pt" style:font-style-asian="italic" style:font-size-complex="14pt" style:font-style-complex="italic"/>
    </style:style>
    <style:style style:name="T10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4" draw:layer="layout" svg:width="9.144cm" svg:height="7.874cm" svg:x="0.111cm" svg:y="1.054cm">
          <text:p text:style-name="P1"><text:span text:style-name="T1">Option&lt;</text:span>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<text:span text:style-name="T2"/></text:p>
          <text:p text:style-name="P3"><text:span text:style-name="T1">&gt; <text:s text:c="2"/>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7.366cm" svg:height="5.969cm" svg:x="0.619cm" svg:y="2.197cm">
          <text:p text:style-name="P1"><text:span text:style-name="T1">Rc&lt;</text:span></text:p>
          <text:p text:style-name="P2"/>
          <text:p text:style-name="P2"/>
          <text:p text:style-name="P2"/>
          <text:p text:style-name="P2"/>
          <text:p text:style-name="P2"><text:span text:style-name="T3"/></text:p>
          <text:p text:style-name="P3"><text:span text:style-name="T1">&gt; <text:s/>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572cm" svg:height="3.937cm" svg:x="2.27cm" svg:y="3.213cm">
          <text:p text:style-name="P1"><text:span text:style-name="T1">RefCell&lt;</text:span></text:p>
          <text:p text:style-name="P1"/>
          <text:p text:style-name="P1"><text:span text:style-name="T4"/></text:p>
          <text:p text:style-name="P3"><text:span text:style-name="T1">&gt; <text:s/>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286cm" svg:height="1.143cm" svg:x="3.413cm" svg:y="4.229cm">
          <text:p text:style-name="P2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7.719cm" svg:height="0.952cm" draw:transform="rotate (1.5707963267949) translate (8.176cm 8.836cm)">
          <text:p text:style-name="P7"><text:span text:style-name="T5">Nullability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5.969cm" svg:height="0.952cm" draw:transform="rotate (1.5707963267949) translate (6.876cm 8.166cm)">
          <text:p text:style-name="P7"><text:span text:style-name="T5">Pointer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3.556cm" svg:height="0.952cm" draw:transform="rotate (1.5707963267949) translate (5.876cm 6.769cm)">
          <text:p text:style-name="P7"><text:span text:style-name="T5">Mutability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5.588cm" svg:height="0.952cm" draw:transform="rotate (-1.5707963267949) translate (1.831cm 2.863cm)">
          <text:p text:style-name="P9"><text:span text:style-name="T6">+ strong_counter</text:span></text:p>
          <text:p text:style-name="P9"><text:span text:style-name="T6">+ weak_counter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3.068cm" svg:height="0.952cm" draw:transform="rotate (-1.5707963267949) translate (3.333cm 3.863cm)">
          <text:p text:style-name="P9"><text:span text:style-name="T6">+ borrowed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0.795cm" svg:height="7.874cm" svg:x="10.271cm" svg:y="1.054cm">
          <text:p text:style-name="P1"><text:span text:style-name="T1">Option&lt;</text:span>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<text:span text:style-name="T2"/></text:p>
          <text:p text:style-name="P3"><text:span text:style-name="T1">&gt; <text:s text:c="2"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8.89cm" svg:height="5.969cm" svg:x="10.779cm" svg:y="2.197cm">
          <text:p text:style-name="P1"><text:span text:style-name="T1">Prc&lt;</text:span></text:p>
          <text:p text:style-name="P2"/>
          <text:p text:style-name="P2"/>
          <text:p text:style-name="P2"/>
          <text:p text:style-name="P2"/>
          <text:p text:style-name="P2"><text:span text:style-name="T3"/></text:p>
          <text:p text:style-name="P3"><text:span text:style-name="T1">&gt; <text:s/>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5.588cm" svg:height="3.937cm" svg:x="12.938cm" svg:y="3.213cm">
          <text:p text:style-name="P1"><text:span text:style-name="T1">LogRefCell&lt;</text:span></text:p>
          <text:p text:style-name="P1"/>
          <text:p text:style-name="P1"><text:span text:style-name="T4"/></text:p>
          <text:p text:style-name="P3"><text:span text:style-name="T1">&gt; <text:s text:c="3"/>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286cm" svg:height="1.143cm" svg:x="14.389cm" svg:y="4.229cm">
          <text:p text:style-name="P2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7.719cm" svg:height="0.952cm" draw:transform="rotate (1.5707963267949) translate (19.86cm 8.836cm)">
          <text:p text:style-name="P7"><text:span text:style-name="T5">Nullability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5.969cm" svg:height="0.952cm" draw:transform="rotate (1.5707963267949) translate (18.636cm 8.166cm)">
          <text:p text:style-name="P7"><text:span text:style-name="T5">Pointer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3.556cm" svg:height="1.46cm" draw:transform="rotate (1.5707963267949) translate (17.066cm 6.769cm)">
          <text:p text:style-name="P7"><text:span text:style-name="T5">Mutability &amp;</text:span></text:p>
          <text:p text:style-name="P7"><text:span text:style-name="T5">Recoverability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5.303cm" svg:height="1.518cm" draw:transform="rotate (-1.5707963267949) translate (12.557cm 2.863cm)">
          <text:p text:style-name="P9"><text:span text:style-name="T6">+ strong_counter</text:span></text:p>
          <text:p text:style-name="P9"><text:span text:style-name="T6">+ weak_counter</text:span></text:p>
          <text:p text:style-name="P9"><text:span text:style-name="T7">+ </text:span><text:span text:style-name="T8">logged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3.068cm" svg:height="1.286cm" draw:transform="rotate (-1.5707963267949) translate (14.327cm 3.863cm)">
          <text:p text:style-name="P9"><text:span text:style-name="T6">+ </text:span><text:span text:style-name="T9">borrowed</text:span></text:p>
          <text:p text:style-name="P9"><text:span text:style-name="T7">+ </text:span><text:span text:style-name="T8">logged</text:span></text:p>
          <draw:enhanced-geometry svg:viewBox="0 0 21600 21600" draw:type="rectangle" draw:enhanced-path="M 0 0 L 21600 0 21600 21600 0 21600 0 0 Z N"/>
        </draw:custom-shape>
        <draw:frame draw:style-name="gr18" draw:text-style-name="P12" draw:layer="layout" svg:width="6.223cm" svg:height="1.004cm" svg:x="-0.089cm" svg:y="-0.016cm">
          <draw:text-box>
            <text:p text:style-name="P11"><text:span text:style-name="T10">Standard Rust:</text:span></text:p>
          </draw:text-box>
        </draw:frame>
        <draw:frame draw:style-name="gr19" draw:text-style-name="P12" draw:layer="layout" svg:width="4.781cm" svg:height="1.012cm" svg:x="10.071cm" svg:y="-0.016cm">
          <draw:text-box>
            <text:p text:style-name="P11"><text:span text:style-name="T10">Corundum: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Noto Mono" svg:font-family="'Noto Mono'" style:font-pitch="variable"/>
    <style:font-face style:name="American Typewriter" svg:font-family="'American Typewriter'" style:font-family-generic="modern" style:font-pitch="variable"/>
    <style:font-face style:name="Liberation Mono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209cm" fo:page-height="9.06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6-17T08:15:34.483269453</meta:creation-date>
    <dc:date>2020-06-17T09:05:30.063578416</dc:date>
    <meta:editing-duration>PT14M11S</meta:editing-duration>
    <meta:editing-cycles>2</meta:editing-cycles>
    <meta:generator>LibreOffice/6.4.1.2$MacOSX_X86_64 LibreOffice_project/4d224e95b98b138af42a64d84056446d09082932</meta:generator>
    <meta:document-statistic meta:object-count="20"/>
  </office:meta>
</office:document-meta>
</file>